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DejaVu Sans Mono1" svg:font-family="'DejaVu Sans Mono'" style:font-family-generic="modern" style:font-pitch="fixed"/>
    <style:font-face style:name="Courier" svg:font-family="Courier" style:font-family-generic="modern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cfe7f5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051cm" draw:marker-start-width="0.355cm" draw:marker-end="Arrow" draw:marker-end-width="0.254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0.515cm"/>
    </style:style>
    <style:style style:name="gr4" style:family="graphic" style:parent-style-name="standard">
      <style:graphic-properties svg:stroke-color="#000000" draw:fill="solid" draw:fill-color="#ffffcc" draw:textarea-horizontal-align="justify" draw:textarea-vertical-align="middle" draw:auto-grow-height="false"/>
    </style:style>
    <style:style style:name="gr5" style:family="graphic" style:parent-style-name="objectwithoutfill">
      <style:graphic-properties draw:stroke="dash" draw:stroke-dash="Fine_20_Dashed" svg:stroke-width="0.051cm" draw:marker-start-width="0.355cm" draw:marker-end="Arrow" draw:marker-end-width="0.254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solid" svg:stroke-color="#000000" draw:fill="solid" draw:fill-color="#ffffcc" fo:min-height="0.508cm"/>
    </style:style>
    <style:style style:name="gr7" style:family="graphic" style:parent-style-name="standard">
      <style:graphic-properties draw:stroke="none" svg:stroke-color="#000000" draw:fill="solid" draw:fill-color="#ffffff" fo:min-height="0.515cm"/>
    </style:style>
    <style:style style:name="gr8" style:family="graphic" style:parent-style-name="objectwithoutfill">
      <style:graphic-properties draw:stroke="dash" draw:stroke-dash="Ultrafine_20_2_20_Dots_20_3_20_Dashes" svg:stroke-width="0.051cm" svg:stroke-color="#b2b2b2" draw:marker-start-width="0.355cm" draw:marker-end-width="0.355cm" svg:stroke-opacity="50%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25cm" draw:marker-start-width="0.266cm" draw:marker-end="Arrow" draw:marker-end-width="0.215cm" draw:fill="none" draw:textarea-vertical-align="middle" fo:padding-top="0.137cm" fo:padding-bottom="0.137cm" fo:padding-left="0.262cm" fo:padding-right="0.262cm"/>
    </style:style>
    <style:style style:name="gr10" style:family="graphic" style:parent-style-name="standard">
      <style:graphic-properties svg:stroke-color="#000000" draw:fill="solid" draw:fill-color="#ffcc99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fo:min-height="0.45cm"/>
    </style:style>
    <style:style style:name="gr12" style:family="graphic" style:parent-style-name="objectwithoutfill">
      <style:graphic-properties svg:stroke-width="0.025cm" draw:marker-start-width="0.266cm" draw:marker-end="Arrow" draw:marker-end-width="0.178cm" draw:fill="none" draw:textarea-vertical-align="middle" fo:padding-top="0.137cm" fo:padding-bottom="0.137cm" fo:padding-left="0.262cm" fo:padding-right="0.262cm"/>
    </style:style>
    <style:style style:name="gr13" style:family="graphic" style:parent-style-name="objectwithoutfill">
      <style:graphic-properties svg:stroke-width="0cm" draw:marker-start-width="0.203cm" draw:marker-end="Arrow" draw:marker-end-width="0.178cm" draw:fill="none" draw:textarea-vertical-align="middle" fo:padding-top="0.125cm" fo:padding-bottom="0.125cm" fo:padding-left="0.25cm" fo:padding-right="0.25cm"/>
    </style:style>
    <style:style style:name="gr14" style:family="graphic" style:parent-style-name="standard">
      <style:graphic-properties svg:stroke-opacity="0%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DejaVu Sans Mono1" fo:font-size="11pt" style:font-size-asian="11pt" style:font-size-complex="11pt"/>
    </style:style>
    <style:style style:name="P3" style:family="paragraph">
      <style:paragraph-properties fo:margin-top="0.051cm" fo:margin-bottom="0.051cm"/>
      <style:text-properties style:font-name="DejaVu Sans Mono1" fo:font-size="11pt" style:font-size-asian="11pt" style:font-size-complex="11pt"/>
    </style:style>
    <style:style style:name="P4" style:family="paragraph">
      <style:text-properties style:font-name="DejaVu Sans Mono1" fo:font-size="11pt" style:font-size-asian="11pt" style:font-size-complex="11pt"/>
    </style:style>
    <style:style style:name="P5" style:family="paragraph">
      <style:paragraph-properties fo:margin-top="0.051cm" fo:margin-bottom="0.051cm" fo:text-align="center"/>
    </style:style>
    <style:style style:name="P6" style:family="paragraph">
      <style:paragraph-properties fo:margin-top="0.051cm" fo:margin-bottom="0.051cm" fo:text-align="center"/>
      <style:text-properties style:font-name="Courier1" fo:font-size="11pt" style:font-size-asian="11pt" style:font-size-complex="11pt"/>
    </style:style>
    <style:style style:name="P7" style:family="paragraph">
      <style:paragraph-properties fo:margin-top="0.051cm" fo:margin-bottom="0.051cm" fo:text-align="center"/>
      <style:text-properties style:font-name="Liberation Sans2" fo:font-size="11pt" style:font-size-asian="11pt" style:font-size-complex="11pt"/>
    </style:style>
    <style:style style:name="P8" style:family="paragraph">
      <style:paragraph-properties fo:text-align="center"/>
      <style:text-properties style:font-name="Courier1" fo:font-size="11pt" style:font-size-asian="11pt" style:font-size-complex="11pt"/>
    </style:style>
    <style:style style:name="P9" style:family="paragraph">
      <style:paragraph-properties fo:text-align="center"/>
      <style:text-properties style:font-name="Courier1" fo:font-size="10pt" style:font-size-asian="10pt" style:font-size-complex="10pt"/>
    </style:style>
    <style:style style:name="T1" style:family="text">
      <style:text-properties style:font-name="DejaVu Sans Mono1" fo:font-size="11pt" style:font-size-asian="11pt" style:font-size-complex="11pt"/>
    </style:style>
    <style:style style:name="T2" style:family="text">
      <style:text-properties style:font-name="DejaVu Sans Mono1" fo:font-size="11pt" fo:language="fr" fo:country="FR" style:font-size-asian="11pt" style:font-size-complex="11pt"/>
    </style:style>
    <style:style style:name="T3" style:family="text">
      <style:text-properties style:font-name="Courier1" fo:font-size="11pt" fo:language="fr" fo:country="FR" style:font-size-asian="11pt" style:font-size-complex="11pt"/>
    </style:style>
    <style:style style:name="T4" style:family="text">
      <style:text-properties style:font-name="Liberation Sans2" fo:font-size="11pt" fo:language="fr" fo:country="FR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19cm" svg:height="2.032cm" svg:x="4.314cm" svg:y="15.703cm">
          <text:p text:style-name="P1"><text:span text:style-name="T1">Weaving the We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4.064cm" svg:height="2.032cm" svg:x="15.014cm" svg:y="15.703cm">
          <text:p text:style-name="P1"><text:span text:style-name="T1">Tim Berners-Le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9.504cm" svg:y1="16.719cm" svg:x2="15.014cm" svg:y2="16.719cm" draw:start-shape="id1" draw:start-glue-point="10" draw:end-shape="id2" draw:end-glue-point="6" svg:d="M9504 16719h5510" svg:viewBox="0 0 5511 1">
          <text:p/>
        </draw:connector>
        <draw:custom-shape draw:style-name="gr1" draw:text-style-name="P2" xml:id="id3" draw:id="id3" draw:layer="layout" svg:width="4.064cm" svg:height="2.032cm" svg:x="15.015cm" svg:y="15.704cm">
          <text:p text:style-name="P1"><text:span text:style-name="T1">Tim Berners-Le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xml:id="id5" draw:id="id5" draw:layer="layout" svg:width="2.429cm" svg:height="0.765cm" svg:x="10.693cm" svg:y="15.922cm">
          <draw:text-box>
            <text:p><text:span text:style-name="T2">Créateur</text:span></text:p>
          </draw:text-box>
        </draw:frame>
        <draw:custom-shape draw:style-name="gr4" draw:text-style-name="P2" xml:id="id4" draw:id="id4" draw:layer="layout" svg:width="2.532cm" svg:height="1.276cm" svg:x="15.716cm" svg:y="11.661cm">
          <text:p text:style-name="P1"><text:span text:style-name="T2">Personn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7.047cm" svg:y1="15.704cm" svg:x2="16.982cm" svg:y2="12.937cm" draw:start-shape="id3" draw:end-shape="id4" draw:end-glue-point="8" svg:d="M17047 15704l-65-2767" svg:viewBox="0 0 66 2768">
          <text:p/>
        </draw:connector>
        <draw:frame draw:style-name="gr6" draw:text-style-name="P4" xml:id="id6" draw:id="id6" draw:layer="layout" svg:width="2.429cm" svg:height="0.758cm" svg:x="10.694cm" svg:y="11.929cm">
          <draw:text-box>
            <text:p><text:span text:style-name="T2">Créateur</text:span></text:p>
          </draw:text-box>
        </draw:frame>
        <draw:connector draw:style-name="gr5" draw:text-style-name="P1" draw:layer="layout" draw:type="line" svg:x1="11.907cm" svg:y1="15.922cm" svg:x2="11.908cm" svg:y2="12.687cm" draw:start-shape="id5" draw:start-glue-point="0" draw:end-shape="id6" draw:end-glue-point="2" svg:d="M11907 15922l1-3235" svg:viewBox="0 0 2 3236">
          <text:p/>
        </draw:connector>
        <draw:custom-shape draw:style-name="gr4" draw:text-style-name="P2" xml:id="id7" draw:id="id7" draw:layer="layout" svg:width="2.532cm" svg:height="1.276cm" svg:x="5.617cm" svg:y="11.662cm">
          <text:p text:style-name="P1"><text:span text:style-name="T1">Docume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6.909cm" svg:y1="15.703cm" svg:x2="6.883cm" svg:y2="12.938cm" draw:start-shape="id1" draw:start-glue-point="4" draw:end-shape="id7" draw:end-glue-point="8" svg:d="M6909 15703l-26-2765" svg:viewBox="0 0 27 2766">
          <text:p/>
        </draw:connector>
        <draw:connector draw:style-name="gr2" draw:text-style-name="P1" draw:layer="layout" draw:type="line" svg:x1="10.694cm" svg:y1="12.308cm" svg:x2="8.149cm" svg:y2="12.3cm" draw:start-shape="id6" draw:start-glue-point="3" draw:end-shape="id7" draw:end-glue-point="10" svg:d="M10694 12308l-2545-8" svg:viewBox="0 0 2546 9">
          <text:p/>
        </draw:connector>
        <draw:frame draw:style-name="gr7" draw:text-style-name="P6" draw:layer="layout" svg:width="2.546cm" svg:height="0.765cm" svg:x="15.726cm" svg:y="13.824cm">
          <draw:text-box>
            <text:p text:style-name="P5"><text:span text:style-name="T3">rdf:type</text:span></text:p>
          </draw:text-box>
        </draw:frame>
        <draw:frame draw:style-name="gr7" draw:text-style-name="P6" draw:layer="layout" svg:width="2.546cm" svg:height="0.765cm" svg:x="5.626cm" svg:y="13.926cm">
          <draw:text-box>
            <text:p text:style-name="P5"><text:span text:style-name="T3">rdf:type</text:span></text:p>
          </draw:text-box>
        </draw:frame>
        <draw:frame draw:style-name="gr3" draw:text-style-name="P6" draw:layer="layout" svg:width="4.445cm" svg:height="0.765cm" svg:x="7.135cm" svg:y="11.338cm">
          <draw:text-box>
            <text:p text:style-name="P5"><text:span text:style-name="T3">rdfs:domain</text:span></text:p>
          </draw:text-box>
        </draw:frame>
        <draw:line draw:style-name="gr8" draw:text-style-name="P1" draw:layer="layout" svg:x1="1.708cm" svg:y1="15.333cm" svg:x2="19.51cm" svg:y2="15.206cm">
          <text:p/>
        </draw:line>
        <draw:frame draw:style-name="gr3" draw:text-style-name="P7" draw:layer="layout" svg:width="4.046cm" svg:height="0.765cm" svg:x="0.91cm" svg:y="12.699cm">
          <draw:text-box>
            <text:p text:style-name="P5"><text:span text:style-name="T4">Couche RDFS </text:span></text:p>
          </draw:text-box>
        </draw:frame>
        <draw:frame draw:style-name="gr3" draw:text-style-name="P7" draw:layer="layout" svg:width="3.411cm" svg:height="0.765cm" svg:x="1.291cm" svg:y="16.473cm">
          <draw:text-box>
            <text:p text:style-name="P5"><text:span text:style-name="T4">Couche RDF</text:span></text:p>
          </draw:text-box>
        </draw:frame>
        <draw:connector draw:style-name="gr2" draw:text-style-name="P1" draw:layer="layout" draw:type="line" svg:x1="13.123cm" svg:y1="12.308cm" svg:x2="15.716cm" svg:y2="12.299cm" draw:start-shape="id6" draw:start-glue-point="1" draw:end-shape="id4" svg:d="M13123 12308l2593-9" svg:viewBox="0 0 2594 10">
          <text:p/>
        </draw:connector>
        <draw:connector draw:style-name="gr2" draw:text-style-name="P1" draw:layer="layout" draw:type="line" svg:x1="10.708cm" svg:y1="12.306cm" svg:x2="8.163cm" svg:y2="12.298cm" svg:d="M10708 12306l-2545-8" svg:viewBox="0 0 2546 9">
          <text:p/>
        </draw:connector>
        <draw:frame draw:style-name="gr3" draw:text-style-name="P6" draw:layer="layout" svg:width="4.445cm" svg:height="0.765cm" svg:x="12.228cm" svg:y="11.326cm">
          <draw:text-box>
            <text:p text:style-name="P5"><text:span text:style-name="T3">rdfs:range</text:span></text:p>
          </draw:text-box>
        </draw:frame>
        <draw:connector draw:style-name="gr9" draw:text-style-name="P1" draw:layer="layout" draw:type="line" svg:x1="11.908cm" svg:y1="11.929cm" svg:x2="11.899cm" svg:y2="7.669cm" draw:start-shape="id6" draw:start-glue-point="0" draw:end-shape="id8" draw:end-glue-point="8" svg:d="M11908 11929l-9-4260" svg:viewBox="0 0 10 4261">
          <text:p/>
        </draw:connector>
        <draw:custom-shape draw:style-name="gr10" draw:text-style-name="P8" xml:id="id8" draw:id="id8" draw:layer="layout" svg:width="3.364cm" svg:height="1.207cm" svg:x="10.217cm" svg:y="6.462cm">
          <text:p text:style-name="P1"><text:span text:style-name="T3">rdf:Propert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6" draw:layer="layout" svg:width="2.45cm" svg:height="0.7cm" svg:x="11.822cm" svg:y="9.69cm">
          <draw:text-box>
            <text:p text:style-name="P5"><text:span text:style-name="T3">rdf:type</text:span></text:p>
          </draw:text-box>
        </draw:frame>
        <draw:custom-shape draw:style-name="gr10" draw:text-style-name="P8" xml:id="id9" draw:id="id9" draw:layer="layout" svg:width="2.532cm" svg:height="1.276cm" svg:x="16.217cm" svg:y="4.662cm">
          <text:p text:style-name="P1"><text:span text:style-name="T3">rdf:typ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10" draw:id="id10" draw:layer="layout" svg:width="2.935cm" svg:height="1.276cm" svg:x="16.118cm" svg:y="6.463cm">
          <text:p text:style-name="P1"><text:span text:style-name="T3">rdfs:rang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line" svg:x1="16.217cm" svg:y1="5.3cm" svg:x2="13.089cm" svg:y2="6.638cm" draw:start-shape="id9" draw:start-glue-point="6" draw:end-shape="id8" draw:end-glue-point="11" svg:d="M16217 5300l-3128 1338" svg:viewBox="0 0 3129 1339">
          <text:p/>
        </draw:connector>
        <draw:connector draw:style-name="gr12" draw:text-style-name="P1" draw:layer="layout" draw:type="line" svg:x1="16.118cm" svg:y1="7.101cm" svg:x2="13.581cm" svg:y2="7.066cm" draw:start-shape="id10" draw:start-glue-point="6" draw:end-shape="id8" draw:end-glue-point="10" svg:d="M16118 7101l-2537-35" svg:viewBox="0 0 2538 36">
          <text:p/>
        </draw:connector>
        <draw:connector draw:style-name="gr12" draw:text-style-name="P1" draw:layer="layout" draw:type="line" svg:x1="16.218cm" svg:y1="8.602cm" svg:x2="13.089cm" svg:y2="7.493cm" draw:start-shape="id11" draw:start-glue-point="6" draw:end-shape="id8" draw:end-glue-point="9" svg:d="M16218 8602l-3129-1109" svg:viewBox="0 0 3130 1110">
          <text:p/>
        </draw:connector>
        <draw:custom-shape draw:style-name="gr10" draw:text-style-name="P8" xml:id="id11" draw:id="id11" draw:layer="layout" svg:width="2.935cm" svg:height="1.276cm" svg:x="16.218cm" svg:y="7.964cm">
          <text:p text:style-name="P1"><text:span text:style-name="T3">rdfs:doma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12" draw:id="id12" draw:layer="layout" svg:width="4.318cm" svg:height="1.207cm" svg:x="4.556cm" svg:y="5.562cm">
          <text:p text:style-name="P1"><text:span text:style-name="T3">rdfs:subClass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xml:id="id13" draw:id="id13" draw:layer="layout" svg:width="4.291cm" svg:height="1.207cm" svg:x="4.618cm" svg:y="7.962cm">
          <text:p text:style-name="P1"><text:span text:style-name="T3">rdfs:subProperty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line" svg:x1="8.874cm" svg:y1="6.166cm" svg:x2="10.217cm" svg:y2="7.066cm" draw:start-shape="id12" draw:start-glue-point="10" draw:end-shape="id8" draw:end-glue-point="6" svg:d="M8874 6166l1343 900" svg:viewBox="0 0 1344 901">
          <text:p/>
        </draw:connector>
        <draw:connector draw:style-name="gr13" draw:text-style-name="P1" draw:layer="layout" draw:type="line" svg:x1="8.909cm" svg:y1="8.566cm" svg:x2="10.217cm" svg:y2="7.065cm" draw:start-shape="id13" draw:start-glue-point="10" draw:end-shape="id8" svg:d="M8909 8566l1308-1501" svg:viewBox="0 0 1309 1502">
          <text:p/>
        </draw:connector>
        <draw:custom-shape draw:style-name="gr10" draw:text-style-name="P8" xml:id="id14" draw:id="id14" draw:layer="layout" svg:width="3.798cm" svg:height="1.207cm" svg:x="6.219cm" svg:y="2.562cm">
          <text:p text:style-name="P1"><text:span text:style-name="T3">rdfs:Resour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line" svg:x1="11.899cm" svg:y1="6.462cm" svg:x2="9.461cm" svg:y2="3.593cm" draw:start-shape="id8" draw:start-glue-point="4" draw:end-shape="id14" draw:end-glue-point="9" svg:d="M11899 6462l-2438-2869" svg:viewBox="0 0 2439 2870">
          <text:p/>
        </draw:connector>
        <draw:line draw:style-name="gr8" draw:text-style-name="P1" draw:layer="layout" svg:x1="1.708cm" svg:y1="11.334cm" svg:x2="19.51cm" svg:y2="11.207cm">
          <text:p/>
        </draw:line>
        <draw:custom-shape draw:style-name="gr10" draw:text-style-name="P8" xml:id="id15" draw:id="id15" draw:layer="layout" svg:width="2.755cm" svg:height="1.207cm" svg:x="2.42cm" svg:y="4.162cm">
          <text:p text:style-name="P1"><text:span text:style-name="T3">rdfs:Clas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2.546cm" svg:height="0.765cm" svg:x="14.026cm" svg:y="7.426cm">
          <draw:text-box>
            <text:p text:style-name="P5"><text:span text:style-name="T3">rdf:type</text:span></text:p>
          </draw:text-box>
        </draw:frame>
        <draw:frame draw:style-name="gr3" draw:text-style-name="P6" draw:layer="layout" svg:width="2.546cm" svg:height="0.765cm" svg:x="13.626cm" svg:y="6.426cm">
          <draw:text-box>
            <text:p text:style-name="P5"><text:span text:style-name="T3">rdf:type</text:span></text:p>
          </draw:text-box>
        </draw:frame>
        <draw:frame draw:style-name="gr3" draw:text-style-name="P6" draw:layer="layout" svg:width="2.546cm" svg:height="0.765cm" svg:x="12.926cm" svg:y="5.226cm">
          <draw:text-box>
            <text:p text:style-name="P5"><text:span text:style-name="T3">rdf:type</text:span></text:p>
          </draw:text-box>
        </draw:frame>
        <draw:frame draw:style-name="gr3" draw:text-style-name="P6" draw:layer="layout" svg:width="2.546cm" svg:height="0.765cm" svg:x="10.392cm" svg:y="4.499cm">
          <draw:text-box>
            <text:p text:style-name="P5"><text:span text:style-name="T3">rdf:type</text:span></text:p>
          </draw:text-box>
        </draw:frame>
        <draw:frame draw:style-name="gr3" draw:text-style-name="P6" draw:layer="layout" svg:width="2.546cm" svg:height="0.765cm" svg:x="9.026cm" svg:y="8.026cm">
          <draw:text-box>
            <text:p text:style-name="P5"><text:span text:style-name="T3">rdf:type</text:span></text:p>
          </draw:text-box>
        </draw:frame>
        <draw:frame draw:style-name="gr3" draw:text-style-name="P6" draw:layer="layout" svg:width="2.546cm" svg:height="0.765cm" svg:x="8.826cm" svg:y="5.726cm">
          <draw:text-box>
            <text:p text:style-name="P5"><text:span text:style-name="T3">rdf:type</text:span></text:p>
          </draw:text-box>
        </draw:frame>
        <draw:connector draw:style-name="gr12" draw:text-style-name="P1" draw:layer="layout" draw:type="line" svg:x1="3.798cm" svg:y1="4.162cm" svg:x2="6.219cm" svg:y2="3.166cm" draw:start-shape="id15" draw:start-glue-point="4" draw:end-shape="id14" draw:end-glue-point="6" svg:d="M3798 4162l2421-996" svg:viewBox="0 0 2422 997">
          <text:p/>
        </draw:connector>
        <draw:connector draw:style-name="gr12" draw:text-style-name="P1" draw:layer="layout" draw:type="line" svg:x1="5.175cm" svg:y1="4.766cm" svg:x2="6.775cm" svg:y2="3.593cm" draw:start-shape="id15" draw:start-glue-point="10" draw:end-shape="id14" draw:end-glue-point="7" svg:d="M5175 4766l1600-1173" svg:viewBox="0 0 1601 1174">
          <text:p/>
        </draw:connector>
        <draw:frame draw:style-name="gr3" draw:text-style-name="P6" draw:layer="layout" svg:width="2.546cm" svg:height="0.765cm" svg:x="2.726cm" svg:y="3.027cm">
          <draw:text-box>
            <text:p text:style-name="P5"><text:span text:style-name="T3">rdf:type</text:span></text:p>
          </draw:text-box>
        </draw:frame>
        <draw:frame draw:style-name="gr3" draw:text-style-name="P6" draw:layer="layout" svg:width="4.699cm" svg:height="0.765cm" svg:x="5.072cm" svg:y="4.232cm">
          <draw:text-box>
            <text:p text:style-name="P5"><text:span text:style-name="T3">rdfs:subClassOf</text:span></text:p>
          </draw:text-box>
        </draw:frame>
        <draw:custom-shape draw:style-name="gr14" draw:text-style-name="P1" draw:layer="layout" svg:width="18.542cm" svg:height="16.129cm" svg:x="1.254cm" svg:y="1.889cm">
          <text:p/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line-skew="0.867cm" svg:x1="16.982cm" svg:y1="11.661cm" svg:x2="3.798cm" svg:y2="5.369cm" draw:start-shape="id4" draw:start-glue-point="4" draw:end-shape="id15" draw:end-glue-point="8" svg:d="M16982 11661v-2279h-13184v-4013" svg:viewBox="0 0 13185 6293">
          <text:p/>
        </draw:connector>
        <draw:connector draw:style-name="gr12" draw:text-style-name="P1" draw:layer="layout" draw:line-skew="1.628cm" svg:x1="6.883cm" svg:y1="11.662cm" svg:x2="2.823cm" svg:y2="5.193cm" draw:start-shape="id7" draw:start-glue-point="4" draw:end-shape="id15" draw:end-glue-point="7" svg:d="M6883 11662v-1518h-4060v-4951" svg:viewBox="0 0 4061 6470">
          <text:p/>
        </draw:connector>
        <draw:frame draw:style-name="gr3" draw:text-style-name="P6" draw:layer="layout" svg:width="2.546cm" svg:height="0.765cm" svg:x="8.726cm" svg:y="9.426cm">
          <draw:text-box>
            <text:p text:style-name="P5"><text:span text:style-name="T3">rdf:type</text:span></text:p>
          </draw:text-box>
        </draw:frame>
        <draw:frame draw:style-name="gr3" draw:text-style-name="P6" draw:layer="layout" svg:width="2.546cm" svg:height="0.765cm" svg:x="3.226cm" svg:y="9.526cm">
          <draw:text-box>
            <text:p text:style-name="P5"><text:span text:style-name="T3">rdf:type</text:span></text:p>
          </draw:text-box>
        </draw:frame>
        <draw:frame draw:style-name="gr3" draw:text-style-name="P7" draw:layer="layout" svg:width="5.17cm" svg:height="1.133cm" svg:x="0.91cm" svg:y="10.2cm">
          <draw:text-box>
            <text:p text:style-name="P5"><text:span text:style-name="T4">Extrait du vocabulaire <text:s/>RDF(S)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DejaVu Sans Mono1" svg:font-family="'DejaVu Sans Mono'" style:font-family-generic="modern" style:font-pitch="fixed"/>
    <style:font-face style:name="Courier" svg:font-family="Courier" style:font-family-generic="modern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lah Eddine</meta:initial-creator>
    <meta:creation-date>2015-12-10T21:36:01.201047870</meta:creation-date>
    <dc:date>2016-01-05T11:13:15.916165669</dc:date>
    <dc:creator>Salah Eddine</dc:creator>
    <meta:editing-duration>PT2H9M38S</meta:editing-duration>
    <meta:editing-cycles>74</meta:editing-cycles>
    <meta:generator>LibreOffice/4.2.8.2$Linux_X86_64 LibreOffice_project/420m0$Build-2</meta:generator>
    <meta:document-statistic meta:object-count="54"/>
  </office:meta>
</office:document-meta>
</file>